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dbd06"/>
    </style:style>
    <style:style style:name="T1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 officeooo:rsid="001dbd06"/>
    </style:style>
    <style:style style:name="T3" style:family="text">
      <style:text-properties fo:font-variant="normal" fo:text-transform="none" fo:color="#202124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ervos are used in;</text:span></text:p>
      <text:p text:style-name="P1"><text:span text:style-name="T2">1.</text:span><text:span text:style-name="T1"> radio-controlled airplanes to position control surfaces like elevators,</text:span></text:p>
      <text:p text:style-name="P1"><text:span text:style-name="T2">2.</text:span><text:span text:style-name="T1"> walking a robot </text:span></text:p>
      <text:p text:style-name="P1"><text:span text:style-name="T2">3.</text:span><text:span text:style-name="T1">operating grippers </text:span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6:37:12.293964653</meta:creation-date>
    <dc:date>2021-04-27T16:40:30.609426208</dc:date>
    <meta:editing-duration>PT3M21S</meta:editing-duration>
    <meta:editing-cycles>1</meta:editing-cycles>
    <meta:document-statistic meta:table-count="0" meta:image-count="0" meta:object-count="0" meta:page-count="1" meta:paragraph-count="4" meta:word-count="19" meta:character-count="133" meta:non-whitespace-character-count="116"/>
    <meta:generator>LibreOffice/7.0.3.1$Linux_X86_64 LibreOffice_project/00$Build-1</meta:generator>
  </office:meta>
</office:document-meta>
</file>